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agłówek1" style:master-page-name="MP0" style:family="paragraph">
      <style:paragraph-properties fo:break-before="page"/>
    </style:style>
    <style:style style:name="P12" style:parent-style-name="Standard" style:family="paragraph">
      <style:paragraph-properties fo:widows="0" fo:orphans="0" fo:text-align="justify" fo:margin-top="0.0784in" fo:margin-bottom="0.118in" fo:line-height="115%" fo:text-indent="0.4722in"/>
      <style:text-properties fo:font-size="14pt" style:font-size-asian="14pt" style:font-size-complex="14pt" fo:hyphenate="false"/>
    </style:style>
    <style:style style:name="P13" style:parent-style-name="Standard" style:family="paragraph">
      <style:paragraph-properties fo:widows="0" fo:orphans="0" fo:text-align="justify" fo:margin-top="0.0784in" fo:margin-bottom="0.118in" fo:line-height="115%" fo:text-indent="0.4722in"/>
      <style:text-properties fo:font-size="14pt" style:font-size-asian="14pt" style:font-size-complex="14pt" fo:hyphenate="false"/>
    </style:style>
    <style:style style:name="P14" style:parent-style-name="Standard" style:family="paragraph">
      <style:paragraph-properties fo:widows="0" fo:orphans="0" fo:text-align="justify" fo:margin-top="0.0784in" fo:margin-bottom="0.0902in" fo:line-height="115%" fo:text-indent="0.4722in"/>
      <style:text-properties fo:font-size="14pt" style:font-size-asian="14pt" style:font-size-complex="14pt" fo:hyphenate="false"/>
    </style:style>
    <style:style style:name="P15" style:parent-style-name="Standard" style:family="paragraph">
      <style:paragraph-properties fo:widows="0" fo:orphans="0" fo:text-align="justify" fo:line-height="115%" fo:text-indent="0.4722in"/>
      <style:text-properties fo:font-size="14pt" style:font-size-asian="14pt" style:font-size-complex="14pt" fo:hyphenate="false"/>
    </style:style>
    <style:style style:name="P16" style:parent-style-name="Standard" style:family="paragraph">
      <style:paragraph-properties fo:text-align="justify" fo:line-height="115%" fo:text-indent="0.4722in"/>
      <style:text-properties fo:font-size="14pt" style:font-size-asian="14pt" style:font-size-complex="14pt" fo:hyphenate="false"/>
    </style:style>
    <style:style style:name="T17" style:parent-style-name="Domyślnaczcionkaakapitu" style:family="text">
      <style:text-properties style:font-name="Arial" style:font-name-complex="Arial" fo:font-weight="bold" style:font-weight-asian="bold" style:use-window-font-color="true" fo:font-size="14pt" style:font-size-asian="14pt" style:font-size-complex="14pt"/>
    </style:style>
    <style:style style:name="P18" style:parent-style-name="Spistreści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9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0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1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2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3" style:parent-style-name="Spistreści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</office:automatic-styles>
  <office:body>
    <office:text text:use-soft-page-breaks="true">
      <text:h text:style-name="P1" text:outline-level="1"><text:bookmark-start text:name="_Toc495230864"/><text:bookmark-start text:name="_Toc495230906"/><text:bookmark-start text:name="_Toc495231079"/>Wstęp do metafizyki (fr.)<text:bookmark-end text:name="_Toc495230864"/><text:bookmark-end text:name="_Toc495230906"/><text:bookmark-end text:name="_Toc495231079"/></text:h>
      <text:h text:style-name="Nagłówek2" text:outline-level="2"><text:bookmark-start text:name="__RefHeading__3_1652706106"/><text:bookmark-start text:name="_Toc495230865"/><text:bookmark-start text:name="_Toc495230907"/><text:bookmark-start text:name="_Toc495231080"/>Definicje<text:bookmark-end text:name="__RefHeading__3_1652706106"/><text:bookmark-end text:name="_Toc495230865"/><text:bookmark-end text:name="_Toc495230907"/><text:bookmark-end text:name="_Toc495231080"/></text:h>
      <text:p text:style-name="P12">Porównując ze sobą definicje metafizyki<text:s/>i koncepcje absolutu, spostrzegamy, że mimo jawnej rozbieżności zdań filozofowie utrzymują<text:s/>zgodnie, iż istnieją dwa do głębi odmienne sposoby poznania rzeczy. Pierwszy zakłada, że rzecz te obchodzi dookoła, drugi – że się<text:s/>w nią wchodzi. Pierwszy zależy od<text:s/>punktu widzenia, jaki zajmujemy<text:s/>i od symboli, za pomocą których ją wyrażamy. Drugi nie wychodzi z żadnego punktu widzenia<text:s/>i nie posługuje się symbolami. O pierwszym rodzaju poznania powiemy, że pozostaje<text:s/>w granicach względności, o drugim – gdzie jest ono<text:s/>w ogóle możliwe – że dociera do absolutu.</text:p>
      <text:h text:style-name="Nagłówek2" text:outline-level="2"><text:bookmark-start text:name="_Toc495231081"/>Ruch<text:bookmark-end text:name="_Toc495231081"/></text:h>
      <text:p text:style-name="P13">Weźmy na przykład ruch przedmiotu<text:s/>w przestrzeni. Ruch ten spostrzegam różnie, zależnie od punktu widzenia, ruchomego lub nieruchomego, z którego nań patrzę. Wyrażam go różnie, zależnie od języka<text:s/>symboli, na który go przekładam i nazywam go względnym dla tej dwojakiej przyczyny, że zarówno<text:s/>w jednym, jak<text:s/>i w drugim wypadku zajmuję stanowisko wobec samego przedmiotu zewnętrzne. Kiedy zaś mówię o ruchu absolutnym, znaczy<text:s/>to, że przypisuję poruszającemu się przedmiotowi pewne<text:s/>wnętrze<text:s/>i jak gdyby stany duchowe, że z tymi stanami<text:s/>współczułam, że<text:s/>w nie<text:s/>wchodzę wysiłkiem wyobraźni. Wówczas moje doświadczenie będzie się zmieniać<text:s/>w zależności od tego, czy przedmiot będzie<text:s/>w ruchu, czy też spoczynku, czy przybierze ten rodzaj ruchu czy też inny. Nie będzie ono zależało ani od punktów widzenia, jakie mógłbym<text:s/>wobec przedmiotu zająć, ponieważ ja będę<text:s/>w samym przedmiocie, ani od symboli, na które mógłbym je przełożyć, zrezygnuję bowiem z wszelkich przekładów, aby posiąść oryginał. Słowem, ruch nie będzie już ujmowany od zewnątrz i, że tak powiem, od mojej strony, ode mnie, lecz od wewnątrz, sam<text:s/>w sobie. Uchwycę absolut.</text:p>
      <text:h text:style-name="Nagłówek2" text:outline-level="2"><text:bookmark-start text:name="__RefHeading__7_1652706106"/><text:bookmark-start text:name="_Toc495231082"/>Postać<text:bookmark-end text:name="__RefHeading__7_1652706106"/><text:bookmark-end text:name="_Toc495231082"/></text:h>
      <text:p text:style-name="P14">Albo weźmy postać powieściową, o której losach czytam. Powieściopisarz może do woli mnożyć cechy jej charakteru: może jej kazać działać<text:s/>i przemawiać, ile zechce: wszystko to nie zastąpi<text:s/>mi tego prostego<text:s/>i niepodzielnego wrażenia, którego bym doznał, gdybym mógł na chwilę bodaj przedzierzgnąć się<text:s/>w samą postać.</text:p>
      <text:h text:style-name="Nagłówek2" text:outline-level="2"><text:bookmark-start text:name="_Toc495231083"/><text:soft-page-break/>Źródło<text:bookmark-end text:name="_Toc495231083"/></text:h>
      <text:p text:style-name="P15">Wówczas zdawałoby mi się, że jak gdyby z jednego źródła<text:s/>w 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<text:s/>w swej integralności,<text:s/>a mnogie przejawy,<text:s/>w których się ona manifestuje, już nie dołączałyby się do mego wyobrażenia o niej wzbogacając je, ale wprost przeciwnie, wydawałyby się od niej odrywać, nie wyczerpując jednak ani nie zubożając przez to jej istoty. Wszystko, co mi o postaci jakiejś opowiadają,<text:s/>stanowi dla mnie<text:s/>tyleż<text:s/>punktów widzenia na nią.<text:s/>Wszystkie cechy, z których składa się jej opis,<text:s/>a które mogą pozwolić mi ją poznać tylko przez porównanie z osobami czy rzeczami znanymi mi już skądinąd, są znakami,<text:s/>w których się ona<text:s/>w sposób mniej lub bardziej symboliczny wyraża. Symbole<text:s/>i punkty widzenia stawiają mnie więc na zewnątrz postaci, mówią mi o niej tylko to, co ma ona wspólnego z innymi, lecz do niej właściwie nie należą.<text:s/>Tego, co właściwie jest nią, co stanowi jej istotę, nie da się spostrzec<text:s/>od zewnątrz, gdyż jest to<text:s/>ex definitione coś wewnętrznego<text:s/>ani wyrazić<text:s/>w symbolach, gdyż jest niewspółmierne z żadną inną rzeczą. Opis, historia<text:s/>i analiza pozostawiają mnie tu<text:s/>w granicach względności. Jedynie utożsamienie się z samą tą postacią dałoby mi<text:s/>absolut.</text:p>
      <text:h text:style-name="Nagłówek2" text:outline-level="2"><text:bookmark-start text:name="__RefHeading__9_1652706106"/><text:bookmark-start text:name="_Toc495231084"/>Absolut<text:bookmark-end text:name="__RefHeading__9_1652706106"/><text:bookmark-end text:name="_Toc495231084"/></text:h>
      <text:p text:style-name="P16">W tym właśnie<text:s/>i tylko<text:s/>w tym znaczeniu, absolut jest synonimem doskonałości. Wszystkie fotografie jakiegoś miasta, zrobione ze wszystkich możliwych punktów widzenia, mogą uzupełniać się nawzajem do nieskończoności; nigdy jednak nie<text:s/>dorównują plastycznemu wrażeniu, jakie się otrzymuje chodząc po mieście. Wszystkie przekłady jakiegoś poematu na wszystkie możliwe języki daremnie mnożyłyby odcienie<text:s/>i poprawiając się nawzajem przez pewnego rodzaju wzajemny retusz, na próżno dawałyby coraz<text:s/>dokładniejsze pojęcie o oryginale: jego<text:s/>wewnętrznego sensu nie oddadzą nigdy. Wyobrażenie powzięte z jakiegoś punktu widzenia czy przekład na jakieś symbole pozostaną zawsze niedoskonałe<text:s/>w porównaniu z przedmiotem, do którego punkt widzenia stosowano<text:s/>i który<text:s/>usiłowano wyrazić<text:s/>w symbolach, ale absolut jest doskonały przez to, że jest<text:s/>w zupełności tym, czym jest.</text:p>
      <text:p text:style-name="Nagłówekspisutreści"><text:span text:style-name="T17">Spis treści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495231079" office:target-frame-name="_top" xlink:show="replace"><text:span text:style-name="Hiperłącze">Wstęp do metafizyki (fr.)</text:span><text:tab/>1</text:a></text:p>
          <text:p text:style-name="P19"><text:a xlink:href="#_Toc495231080" office:target-frame-name="_top" xlink:show="replace"><text:span text:style-name="Hiperłącze">Definicje</text:span><text:tab/>1</text:a></text:p>
          <text:p text:style-name="P20"><text:a xlink:href="#_Toc495231081" office:target-frame-name="_top" xlink:show="replace"><text:span text:style-name="Hiperłącze">Ruch</text:span><text:tab/>1</text:a></text:p>
          <text:p text:style-name="P21"><text:a xlink:href="#_Toc495231082" office:target-frame-name="_top" xlink:show="replace"><text:span text:style-name="Hiperłącze">Postać</text:span><text:tab/>1</text:a></text:p>
          <text:p text:style-name="P22"><text:a xlink:href="#_Toc495231083" office:target-frame-name="_top" xlink:show="replace"><text:span text:style-name="Hiperłącze">Źródło</text:span><text:tab/>2</text:a></text:p>
          <text:p text:style-name="P23"><text:a xlink:href="#_Toc495231084" office:target-frame-name="_top" xlink:show="replace"><text:span text:style-name="Hiperłącze">Absolut</text:span><text:tab/>2</text:a></text:p>
        </text:index-body>
      </text:table-of-conten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true"/>
    </style:style>
    <style:style style:name="Nagłówek2" style:display-name="Nagłówek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Book Antiqua" style:font-name-complex="Arial" fo:font-weight="bold" style:font-weight-asian="bold" style:font-weight-complex="bold" style:font-style-complex="italic" fo:font-variant="small-caps" fo:font-size="14pt" style:font-size-asian="14pt" style:font-size-complex="14pt" fo:hyphenate="true"/>
    </style:style>
    <style:style style:name="Nagłówek3" style:display-name="Nagłówek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tru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3763" style:font-size-complex="10.5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Lista" style:display-name="Lista" style:family="paragraph" style:parent-style-name="Textbody">
      <style:text-properties fo:hyphenate="tru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Podtytul" style:display-name="Podtytul" style:family="paragraph" style:parent-style-name="Standard">
      <style:paragraph-properties fo:text-align="justify" fo:margin-bottom="0.0416in" fo:text-indent="0.2361in"/>
      <style:text-properties style:font-name="Book Antiqua" style:font-name-asian="Book Antiqua" style:font-name-complex="Book Antiqua" fo:font-weight="bold" style:font-weight-asian="bold" fo:font-variant="small-caps" fo:font-size="14pt" style:font-size-asian="14pt" style:font-size-complex="10pt" fo:hyphenate="true"/>
    </style:style>
    <style:style style:name="akapit_p" style:display-name="akapit_p" style:family="paragraph" style:parent-style-name="Standard">
      <style:paragraph-properties fo:text-align="justify" fo:margin-top="0.0833in" fo:margin-bottom="0.0833in" fo:line-height="150%" fo:text-indent="0.3152in"/>
      <style:text-properties style:font-size-complex="10pt" fo:hyphenate="true"/>
    </style:style>
    <style:style style:name="Contents1" style:display-name="Contents 1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text-transform="uppercase" fo:font-size="10pt" style:font-size-asian="10pt" style:font-size-complex="10pt" fo:hyphenate="tru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variant="small-caps" fo:font-size="10pt" style:font-size-asian="10pt" style:font-size-complex="10pt" fo:hyphenate="tru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font-style="italic" style:font-style-asian="italic" style:font-style-complex="italic" fo:font-size="10pt" style:font-size-asian="10pt" style:font-size-complex="10pt" fo:hyphenate="tru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font-size="9pt" style:font-size-asian="9pt" style:font-size-complex="9pt" fo:hyphenate="tru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font-size="9pt" style:font-size-asian="9pt" style:font-size-complex="9pt" fo:hyphenate="tru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font-size="9pt" style:font-size-asian="9pt" style:font-size-complex="9pt" fo:hyphenate="tru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font-size="9pt" style:font-size-asian="9pt" style:font-size-complex="9pt" fo:hyphenate="tru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font-size="9pt" style:font-size-asian="9pt" style:font-size-complex="9pt" fo:hyphenate="tru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font-size="9pt" style:font-size-asian="9pt" style:font-size-complex="9pt" fo:hyphenate="tru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Quotations" style:display-name="Quotations" style:family="paragraph" style:parent-style-name="Standard">
      <style:paragraph-properties fo:text-align="justify" fo:margin-bottom="0.1965in" fo:margin-left="0.3937in" fo:margin-right="0.3937in">
        <style:tab-stops/>
      </style:paragraph-properties>
      <style:text-properties fo:font-style="italic" style:font-style-asian="italic" fo:font-size="10.5pt" style:font-size-asian="10.5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Numerstrony" style:display-name="Numer strony" style:family="text" style:parent-style-name="Domyślnaczcionkaakapitu"/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ekstdymka" style:display-name="Tekst dymka" style:family="paragraph" style:parent-style-name="Normalny">
      <style:text-properties style:font-name="Segoe UI" style:font-name-complex="Mangal" fo:font-size="9pt" style:font-size-asian="9pt" style:font-size-complex="8pt" fo:hyphenate="false"/>
    </style:style>
    <style:style style:name="TekstdymkaZnak" style:display-name="Tekst dymka Znak" style:family="text" style:parent-style-name="Domyślnaczcionkaakapitu">
      <style:text-properties style:font-name="Segoe UI" style:font-name-complex="Mangal" fo:font-size="9pt" style:font-size-asian="9pt" style:font-size-complex="8pt"/>
    </style:style>
    <style:style style:name="Nagłówek4Znak" style:display-name="Nagłówek 4 Znak" style:family="text" style:parent-style-name="Domyślnaczcionkaakapitu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Nagłówek5Znak" style:display-name="Nagłówek 5 Znak" style:family="text" style:parent-style-name="Domyślnaczcionkaakapitu">
      <style:text-properties style:font-name="Calibri Light" style:font-name-asian="Times New Roman" style:font-name-complex="Mangal" fo:color="#2F5496" style:font-size-complex="10.5pt"/>
    </style:style>
    <style:style style:name="Nagłówek6Znak" style:display-name="Nagłówek 6 Znak" style:family="text" style:parent-style-name="Domyślnaczcionkaakapitu">
      <style:text-properties style:font-name="Calibri Light" style:font-name-asian="Times New Roman" style:font-name-complex="Mangal" fo:color="#1F3763" style:font-size-complex="10.5pt"/>
    </style:style>
    <style:style style:name="Nagłówek7Znak" style:display-name="Nagłówek 7 Znak" style:family="text" style:parent-style-name="Domyślnaczcionkaakapitu">
      <style:text-properties style:font-name="Calibri Light" style:font-name-asian="Times New Roman" style:font-name-complex="Mangal" fo:font-style="italic" style:font-style-asian="italic" style:font-style-complex="italic" fo:color="#1F3763" style:font-size-complex="10.5pt"/>
    </style:style>
    <style:style style:name="Nagłówekspisutreści" style:display-name="Nagłówek spisu treści" style:family="paragraph" style:parent-style-name="Nagłówek1" style:next-style-name="Normalny">
      <style:paragraph-properties fo:keep-together="always" style:vertical-align="auto" fo:margin-bottom="0in" fo:line-height="107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style:language-asian="pl" style:country-asian="PL" fo:hyphenate="tru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style:font-name-complex="Mangal" style:font-size-complex="10.5pt"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Nagłówek" style:family="paragraph">
      <style:paragraph-properties fo:widows="0" fo:orphans="0"/>
      <style:text-properties style:font-name="Arial" fo:font-size="10pt" style:font-size-asian="10pt" style:font-size-complex="10pt" fo:hyphenate="false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end"/>
    </style:style>
    <style:style style:name="T10" style:parent-style-name="Domyślnaczcionkaakapitu" style:family="text">
      <style:text-properties style:font-name="Arial" fo:font-size="10pt" style:font-size-asian="10pt" style:font-size-complex="10pt"/>
    </style:style>
    <style:style style:name="P11" style:parent-style-name="Nagłówek" style:family="paragraph">
      <style:text-properties fo:font-size="6pt" style:font-size-asian="6pt" style:font-size-complex="6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Henri Bergson (1859-1941),<text:s/>Wstęp do metafizyki (fr.)</text:p>
            </table:table-cell>
            <table:table-cell table:style-name="TableCell8">
              <text:p text:style-name="P9"><text:span text:style-name="T10"><text:page-number text:fixed="false">3</text:page-number></text:span></text:p>
            </table:table-cell>
          </table:table-row>
        </table:table>
        <text:p text:style-name="P11"/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orównując ze sobą definicje metafizyki i koncepcje absolutu, spostrzegamy, że mimo jawnej rozbieżności zdań filozofowie utrzy</dc:title>
    <meta:initial-creator>cremon</meta:initial-creator>
    <dc:creator>Marcin</dc:creator>
    <meta:creation-date>2005-03-01T17:41:00Z</meta:creation-date>
    <dc:date>2017-10-08T11:28:00Z</dc:date>
    <meta:print-date>2008-09-21T20:51:00Z</meta:print-date>
    <meta:template xlink:href="Normal" xlink:type="simple"/>
    <meta:editing-cycles>22</meta:editing-cycles>
    <meta:editing-duration>PT6060S</meta:editing-duration>
    <meta:user-defined meta:name="Informacja 1"/>
    <meta:user-defined meta:name="Informacja 2"/>
    <meta:user-defined meta:name="Informacja 3"/>
    <meta:user-defined meta:name="Informacja 4"/>
    <meta:document-statistic meta:page-count="3" meta:paragraph-count="9" meta:word-count="692" meta:character-count="4836" meta:row-count="34" meta:non-whitespace-character-count="4153"/>
  </office:meta>
</office:document-meta>
</file>